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693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549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Arial" style:font-name-asian="ＭＳ Ｐゴシック" style:font-name-complex="Lucida Sans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 style:data-style-name="N158"/>
    <style:style style:name="ce18" style:family="table-cell" style:parent-style-name="Default" style:data-style-name="N158">
      <style:text-properties style:font-name="Arial" style:font-name-asian="ＭＳ Ｐゴシック" style:font-name-complex="Lucida Sans"/>
    </style:style>
    <style:style style:name="ce19" style:family="table-cell" style:parent-style-name="Default" style:data-style-name="N40"/>
    <style:style style:name="ce20" style:family="table-cell" style:parent-style-name="Default" style:data-style-name="N40">
      <style:text-properties style:font-name="Arial" style:font-name-asian="ＭＳ Ｐゴシック" style:font-name-complex="Lucida Sans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3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</style:style>
    <style:style style:name="ce26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27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2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38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39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order-bottom="0.002cm solid #000000" fo:border-left="0.035cm solid #000000" fo:border-right="none" fo:border-top="none"/>
    </style:style>
    <style:style style:name="ce41" style:family="table-cell" style:parent-style-name="Default">
      <style:table-cell-properties fo:border-bottom="none" fo:border-left="0.002cm solid #000000" fo:border-right="none" fo:border-top="none"/>
    </style:style>
    <style:style style:name="ce42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" style:base-cell-address="作業履歴.K11"/>
    </style:style>
    <style:style style:name="ce43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10" table:number-columns-repeated="2" table:default-cell-style-name="ce19"/>
        <table:table-column table:style-name="co11" table:default-cell-style-name="Default"/>
        <table:table-column table:style-name="co16" table:number-columns-repeated="2" table:default-cell-style-name="ce22"/>
        <table:table-column table:style-name="co17" table:default-cell-style-name="ce26"/>
        <table:table-column table:style-name="co17" table:default-cell-style-name="ce37"/>
        <table:table-column table:style-name="co18" table:number-columns-repeated="4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8" table:default-cell-style-name="ce26"/>
        <table:table-column table:style-name="co18" table:number-columns-repeated="5" table:default-cell-style-name="ce37"/>
        <table:table-column table:style-name="co19" table:default-cell-style-name="ce26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6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6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3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/>
          <table:table-cell table:style-name="ce11" office:value-type="string">
            <text:p>ペグ・ソリティア作成</text:p>
          </table:table-cell>
          <table:table-cell table:style-name="ce11" table:number-columns-repeated="7"/>
          <table:table-cell table:style-name="ce23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>
            <text:p>［チーム名］</text:p>
          </table:table-cell>
          <table:table-cell table:style-name="ce11"/>
          <table:table-cell table:style-name="ce11" office:value-type="string">
            <text:p>CSEソフト開発部</text:p>
          </table:table-cell>
          <table:table-cell table:style-name="ce11" table:number-columns-repeated="7"/>
          <table:table-cell table:style-name="ce23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3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4" office:value-type="date" office:date-value="2014-05-30T15:00:00">
            <text:p>05/30 15:00</text:p>
          </table:table-cell>
          <table:table-cell table:style-name="ce29" table:formula="of:=[.K7]+1/48" office:value-type="date" office:date-value="2014-05-30T15:30:00">
            <text:p>05/30 15:30</text:p>
          </table:table-cell>
          <table:table-cell table:style-name="ce29" table:formula="of:=[.K7]+2/48" office:value-type="date" office:date-value="2014-05-30T16:00:00">
            <text:p>05/30 16:00</text:p>
          </table:table-cell>
          <table:table-cell table:style-name="ce29" table:formula="of:=[.K7]+3/48" office:value-type="date" office:date-value="2014-05-30T16:30:00">
            <text:p>05/30 16:30</text:p>
          </table:table-cell>
          <table:table-cell table:style-name="ce29" table:formula="of:=[.K7]+4/48" office:value-type="date" office:date-value="2014-05-30T17:00:00">
            <text:p>05/30 17:00</text:p>
          </table:table-cell>
          <table:table-cell table:style-name="ce29" table:formula="of:=[.K7]+5/48" office:value-type="date" office:date-value="2014-05-30T17:30:00">
            <text:p>05/30 17:30</text:p>
          </table:table-cell>
          <table:table-cell table:style-name="ce24" office:value-type="date" office:date-value="2014-06-06T15:00:00">
            <text:p>06/06 15:00</text:p>
          </table:table-cell>
          <table:table-cell table:style-name="ce29" table:formula="of:=[.Q7]+1/48" office:value-type="date" office:date-value="2014-06-06T15:30:00">
            <text:p>06/06 15:30</text:p>
          </table:table-cell>
          <table:table-cell table:style-name="ce29" table:formula="of:=[.Q7]+2/48" office:value-type="date" office:date-value="2014-06-06T16:00:00">
            <text:p>06/06 16:00</text:p>
          </table:table-cell>
          <table:table-cell table:style-name="ce29" table:formula="of:=[.Q7]+3/48" office:value-type="date" office:date-value="2014-06-06T16:30:00">
            <text:p>06/06 16:30</text:p>
          </table:table-cell>
          <table:table-cell table:style-name="ce29" table:formula="of:=[.Q7]+4/48" office:value-type="date" office:date-value="2014-06-06T17:00:00">
            <text:p>06/06 17:00</text:p>
          </table:table-cell>
          <table:table-cell table:style-name="ce29" table:formula="of:=[.Q7]+5/48" office:value-type="date" office:date-value="2014-06-06T17:30:00">
            <text:p>06/06 17:30</text:p>
          </table:table-cell>
          <table:table-cell table:style-name="ce24" office:value-type="date" office:date-value="2014-06-13T15:00:00">
            <text:p>06/13 15:00</text:p>
          </table:table-cell>
          <table:table-cell table:style-name="ce29" table:formula="of:=[.W7]+1/48" office:value-type="date" office:date-value="2014-06-13T15:30:00">
            <text:p>06/13 15:30</text:p>
          </table:table-cell>
          <table:table-cell table:style-name="ce29" table:formula="of:=[.W7]+2/48" office:value-type="date" office:date-value="2014-06-13T16:00:00">
            <text:p>06/13 16:00</text:p>
          </table:table-cell>
          <table:table-cell table:style-name="ce29" table:formula="of:=[.W7]+3/48" office:value-type="date" office:date-value="2014-06-13T16:30:00">
            <text:p>06/13 16:30</text:p>
          </table:table-cell>
          <table:table-cell table:style-name="ce29" table:formula="of:=[.W7]+4/48" office:value-type="date" office:date-value="2014-06-13T17:00:00">
            <text:p>06/13 17:00</text:p>
          </table:table-cell>
          <table:table-cell table:style-name="ce29" table:formula="of:=[.W7]+5/48" office:value-type="date" office:date-value="2014-06-13T17:30:00">
            <text:p>06/13 17:30</text:p>
          </table:table-cell>
          <table:table-cell table:style-name="ce24" office:value-type="date" office:date-value="2014-06-20T15:00:00">
            <text:p>06/20 15:00</text:p>
          </table:table-cell>
          <table:table-cell table:style-name="ce29" table:formula="of:=[.AC7]+1/48" office:value-type="date" office:date-value="2014-06-20T15:30:00">
            <text:p>06/20 15:30</text:p>
          </table:table-cell>
          <table:table-cell table:style-name="ce29" table:formula="of:=[.AC7]+2/48" office:value-type="date" office:date-value="2014-06-20T16:00:00">
            <text:p>06/20 16:00</text:p>
          </table:table-cell>
          <table:table-cell table:style-name="ce29" table:formula="of:=[.AC7]+3/48" office:value-type="date" office:date-value="2014-06-20T16:30:00">
            <text:p>06/20 16:30</text:p>
          </table:table-cell>
          <table:table-cell table:style-name="ce29" table:formula="of:=[.AC7]+4/48" office:value-type="date" office:date-value="2014-06-20T17:00:00">
            <text:p>06/20 17:00</text:p>
          </table:table-cell>
          <table:table-cell table:style-name="ce29" table:formula="of:=[.AC7]+5/48" office:value-type="date" office:date-value="2014-06-20T17:30:00">
            <text:p>06/20 17:30</text:p>
          </table:table-cell>
          <table:table-cell table:style-name="ce24" office:value-type="date" office:date-value="2014-06-27T15:00:00">
            <text:p>06/27 15:00</text:p>
          </table:table-cell>
          <table:table-cell table:style-name="ce29" table:formula="of:=[.AI7]+1/48" office:value-type="date" office:date-value="2014-06-27T15:30:00">
            <text:p>06/27 15:30</text:p>
          </table:table-cell>
          <table:table-cell table:style-name="ce29" table:formula="of:=[.AI7]+2/48" office:value-type="date" office:date-value="2014-06-27T16:00:00">
            <text:p>06/27 16:00</text:p>
          </table:table-cell>
          <table:table-cell table:style-name="ce29" table:formula="of:=[.AI7]+3/48" office:value-type="date" office:date-value="2014-06-27T16:30:00">
            <text:p>06/27 16:30</text:p>
          </table:table-cell>
          <table:table-cell table:style-name="ce29" table:formula="of:=[.AI7]+4/48" office:value-type="date" office:date-value="2014-06-27T17:00:00">
            <text:p>06/27 17:00</text:p>
          </table:table-cell>
          <table:table-cell table:style-name="ce29" table:formula="of:=[.AI7]+5/48" office:value-type="date" office:date-value="2014-06-27T17:30:00">
            <text:p>06/27 17:30</text:p>
          </table:table-cell>
          <table:table-cell table:style-name="ce24" office:value-type="date" office:date-value="2014-07-04T15:00:00">
            <text:p>07/04 15:00</text:p>
          </table:table-cell>
          <table:table-cell table:style-name="ce29" table:formula="of:=[.AO7]+1/48" office:value-type="date" office:date-value="2014-07-04T15:30:00">
            <text:p>07/04 15:30</text:p>
          </table:table-cell>
          <table:table-cell table:style-name="ce29" table:formula="of:=[.AO7]+2/48" office:value-type="date" office:date-value="2014-07-04T16:00:00">
            <text:p>07/04 16:00</text:p>
          </table:table-cell>
          <table:table-cell table:style-name="ce29" table:formula="of:=[.AO7]+3/48" office:value-type="date" office:date-value="2014-07-04T16:30:00">
            <text:p>07/04 16:30</text:p>
          </table:table-cell>
          <table:table-cell table:style-name="ce29" table:formula="of:=[.AO7]+4/48" office:value-type="date" office:date-value="2014-07-04T17:00:00">
            <text:p>07/04 17:00</text:p>
          </table:table-cell>
          <table:table-cell table:style-name="ce29" table:formula="of:=[.AO7]+5/48" office:value-type="date" office:date-value="2014-07-04T17:30:00">
            <text:p>07/04 17:30</text:p>
          </table:table-cell>
          <table:table-cell table:style-name="ce39" office:value-type="date" office:date-value="2014-07-11T15:00:00">
            <text:p>07/11 15:00</text:p>
          </table:table-cell>
          <table:table-cell table:style-name="ce29" table:formula="of:=[.AU7]+1/48" office:value-type="date" office:date-value="2014-07-11T15:30:00">
            <text:p>07/11 15:30</text:p>
          </table:table-cell>
          <table:table-cell table:style-name="ce29" table:formula="of:=[.AU7]+2/48" office:value-type="date" office:date-value="2014-07-11T16:00:00">
            <text:p>07/11 16:00</text:p>
          </table:table-cell>
          <table:table-cell table:style-name="ce29" table:formula="of:=[.AU7]+3/48" office:value-type="date" office:date-value="2014-07-11T16:30:00">
            <text:p>07/11 16:30</text:p>
          </table:table-cell>
          <table:table-cell table:style-name="ce29" table:formula="of:=[.AU7]+4/48" office:value-type="date" office:date-value="2014-07-11T17:00:00">
            <text:p>07/11 17:00</text:p>
          </table:table-cell>
          <table:table-cell table:style-name="ce29" table:formula="of:=[.AU7]+5/48" office:value-type="date" office:date-value="2014-07-11T17:30:00">
            <text:p>07/11 17:30</text:p>
          </table:table-cell>
          <table:table-cell table:style-name="ce39" office:value-type="date" office:date-value="2014-07-18T15:00:00">
            <text:p>07/18 15:00</text:p>
          </table:table-cell>
          <table:table-cell table:style-name="ce29" table:formula="of:=[.BA7]+1/48" office:value-type="date" office:date-value="2014-07-18T15:30:00">
            <text:p>07/18 15:30</text:p>
          </table:table-cell>
          <table:table-cell table:style-name="ce29" table:formula="of:=[.BA7]+2/48" office:value-type="date" office:date-value="2014-07-18T16:00:00">
            <text:p>07/18 16:00</text:p>
          </table:table-cell>
          <table:table-cell table:style-name="ce29" table:formula="of:=[.BA7]+3/48" office:value-type="date" office:date-value="2014-07-18T16:30:00">
            <text:p>07/18 16:30</text:p>
          </table:table-cell>
          <table:table-cell table:style-name="ce29" table:formula="of:=[.BA7]+4/48" office:value-type="date" office:date-value="2014-07-18T17:00:00">
            <text:p>07/18 17:00</text:p>
          </table:table-cell>
          <table:table-cell table:style-name="ce29" table:formula="of:=[.BA7]+5/48" office:value-type="date" office:date-value="2014-07-18T17:30:00">
            <text:p>07/18 17:30</text:p>
          </table:table-cell>
          <table:table-cell table:style-name="ce24" table:formula="of:=[.BA7]+6/48" office:value-type="date" office:date-value="2014-07-18T18:00:00">
            <text:p>07/18 18:00</text:p>
          </table:table-cell>
          <table:table-cell table:style-name="ce43" table:number-columns-repeated="12"/>
          <table:table-cell table:number-columns-repeated="953"/>
        </table:table-row>
        <table:table-row table:style-name="ro3">
          <table:table-cell office:value-type="string">
            <text:p>予定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 office:value-type="string">
            <text:p>日付</text:p>
          </table:table-cell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1" office:value-type="string">
            <text:p>達成率(%)</text:p>
          </table:table-cell>
          <table:table-cell table:style-name="ce21" table:number-columns-repeated="2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1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9])+[.F9]" office:value-type="float" office:value="41789.6527777778">
            <text:p>.</text:p>
          </table:table-cell>
          <table:table-cell table:formula="of:=ROUND([.$E9])+[.G9]" office:value-type="float" office:value="41789.6666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2">
            <text:p>1.2</text:p>
          </table:table-cell>
          <table:table-cell table:style-name="ce15" office:value-type="string">
            <text:p>システム提案書作成</text:p>
          </table:table-cell>
          <table:table-cell office:value-type="string">
            <text:p>清水駿</text:p>
          </table:table-cell>
          <table:table-cell table:style-name="ce18" office:value-type="date" office:date-value="2014-05-30">
            <text:p>5月30日</text:p>
          </table:table-cell>
          <table:table-cell table:style-name="ce20" office:value-type="time" office:time-value="PT16H10M00S">
            <text:p>16:10</text:p>
          </table:table-cell>
          <table:table-cell table:style-name="ce20" office:value-type="time" office:time-value="PT17H20M00S">
            <text:p>17:20</text:p>
          </table:table-cell>
          <table:table-cell office:value-type="float" office:value="100">
            <text:p>100</text:p>
          </table:table-cell>
          <table:table-cell table:formula="of:=ROUND([.$E10])+[.F10]" office:value-type="float" office:value="41789.6736111111">
            <text:p>.</text:p>
          </table:table-cell>
          <table:table-cell table:formula="of:=ROUND([.$E10])+[.G10]" office:value-type="float" office:value="41789.7222222222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table:style-name="ce18"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50M00S">
            <text:p>17:50</text:p>
          </table:table-cell>
          <table:table-cell office:value-type="float" office:value="10">
            <text:p>10</text:p>
          </table:table-cell>
          <table:table-cell table:formula="of:=ROUND([.$E11])+[.F11]" office:value-type="float" office:value="41789.6736111111">
            <text:p>.</text:p>
          </table:table-cell>
          <table:table-cell table:formula="of:=ROUND([.$E11])+[.G11]" office:value-type="float" office:value="41789.7430555556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12])+[.F12]" office:value-type="float" office:value="41789.7083333333">
            <text:p>.</text:p>
          </table:table-cell>
          <table:table-cell table:formula="of:=ROUND([.$E12])+[.G12]" office:value-type="float" office:value="41789.7361111111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formula="of:=ROUND([.$E13])+[.F13]" office:value-type="float" office:value="41796.6666666667">
            <text:p>.</text:p>
          </table:table-cell>
          <table:table-cell table:formula="of:=ROUND([.$E13])+[.G13]" office:value-type="float" office:value="41796.70833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14])+[.F14]" office:value-type="float" office:value="41796.7291666667">
            <text:p>.</text:p>
          </table:table-cell>
          <table:table-cell table:formula="of:=ROUND([.$E14])+[.G14]" office:value-type="float" office:value="41796.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15])+[.F15]" office:value-type="float" office:value="41796.7256944444">
            <text:p>.</text:p>
          </table:table-cell>
          <table:table-cell table:formula="of:=ROUND([.$E15])+[.G15]" office:value-type="float" office:value="41796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6])+[.F16]" office:value-type="float" office:value="41796.6458333333">
            <text:p>.</text:p>
          </table:table-cell>
          <table:table-cell table:formula="of:=ROUND([.$E16])+[.G16]" office:value-type="float" office:value="41796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30M00S">
            <text:p>17:30</text:p>
          </table:table-cell>
          <table:table-cell/>
          <table:table-cell table:formula="of:=ROUND([.$E17])+[.F17]" office:value-type="float" office:value="41796.6666666667">
            <text:p>.</text:p>
          </table:table-cell>
          <table:table-cell table:formula="of:=ROUND([.$E17])+[.G17]" office:value-type="float" office:value="41796.72916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内藤、津崎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formula="of:=ROUND([.$E18])+[.F18]" office:value-type="float" office:value="41803.6458333333">
            <text:p>.</text:p>
          </table:table-cell>
          <table:table-cell table:formula="of:=ROUND([.$E18])+[.G18]" office:value-type="float" office:value="41803.7604166667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19])+[.F19]" office:value-type="float" office:value="41803.6458333333">
            <text:p>.</text:p>
          </table:table-cell>
          <table:table-cell table:formula="of:=ROUND([.$E19])+[.G19]" office:value-type="float" office:value="41803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>
            <text:p>3.3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20])+[.F20]" office:value-type="float" office:value="41803.6666666667">
            <text:p>.</text:p>
          </table:table-cell>
          <table:table-cell table:formula="of:=ROUND([.$E20])+[.G20]" office:value-type="float" office:value="41803.7395833333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21])+[.F21]" office:value-type="float" office:value="41803.7361111111">
            <text:p>.</text:p>
          </table:table-cell>
          <table:table-cell table:formula="of:=ROUND([.$E21])+[.G21]" office:value-type="float" office:value="41803.756944444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1">
            <text:p>4.1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formula="of:=ROUND([.$E22])+[.F22]" office:value-type="float" office:value="41810.6458333333">
            <text:p>.</text:p>
          </table:table-cell>
          <table:table-cell table:formula="of:=ROUND([.$E22])+[.G22]" office:value-type="float" office:value="41810.6527777778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40M00S">
            <text:p>15:40</text:p>
          </table:table-cell>
          <table:table-cell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formula="of:=ROUND([.$E23])+[.F23]" office:value-type="float" office:value="41810.6527777778">
            <text:p>.</text:p>
          </table:table-cell>
          <table:table-cell table:formula="of:=ROUND([.$E23])+[.G23]" office:value-type="float" office:value="41810.6805555556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office:value-type="date" office:date-value="2014-06-20">
            <text:p>6月20日</text:p>
          </table:table-cell>
          <table:table-cell office:value-type="time" office:time-value="PT16H45M00S">
            <text:p>16:45</text:p>
          </table:table-cell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formula="of:=ROUND([.$E24])+[.F24]" office:value-type="float" office:value="41810.6979166667">
            <text:p>.</text:p>
          </table:table-cell>
          <table:table-cell table:formula="of:=ROUND([.$E24])+[.G24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4">
            <text:p>4.4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office:value-type="date" office:date-value="2014-06-20">
            <text:p>6月20日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25])+[.F25]" office:value-type="float" office:value="41810.7083333333">
            <text:p>.</text:p>
          </table:table-cell>
          <table:table-cell table:formula="of:=ROUND([.$E25])+[.G25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5">
            <text:p>4.5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office:value-type="date" office:date-value="2014-06-20">
            <text:p>6月20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26])+[.F26]" office:value-type="float" office:value="41810.7291666667">
            <text:p>.</text:p>
          </table:table-cell>
          <table:table-cell table:formula="of:=ROUND([.$E26])+[.G26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6">
            <text:p>4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0">
            <text:p>6月20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27])+[.F27]" office:value-type="float" office:value="41810.75">
            <text:p>.</text:p>
          </table:table-cell>
          <table:table-cell table:formula="of:=ROUND([.$E27])+[.G27]" office:value-type="float" office:value="41810.7569444445">
            <text:p>.</text:p>
          </table:table-cell>
          <table:table-cell table:number-columns-repeated="1014"/>
        </table:table-row>
        <table:table-row table:style-name="ro9" table:number-rows-repeated="4">
          <table:table-cell table:number-columns-repeated="1024"/>
        </table:table-row>
        <table:table-row table:style-name="ro3">
          <table:table-cell office:value-type="string">
            <text:p>作業記録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/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1" office:value-type="string">
            <text:p>達成率(%)</text:p>
          </table:table-cell>
          <table:table-cell table:style-name="ce21" table:number-columns-repeated="2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25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0"/>
          <table:table-cell table:style-name="ce13" table:number-columns-repeated="5"/>
          <table:table-cell table:style-name="ce41"/>
          <table:table-cell table:number-columns-repeated="965"/>
        </table:table-row>
        <table:table-row table:style-name="ro3">
          <table:table-cell/>
          <table:table-cell office:value-type="float" office:value="1.1">
            <text:p>1.1</text:p>
          </table:table-cell>
          <table:table-cell table:style-name="ce15"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33])+[.F33]" office:value-type="float" office:value="41789.6527777778">
            <text:p>.</text:p>
          </table:table-cell>
          <table:table-cell table:formula="of:=ROUND([.$E33])+[.G33]" office:value-type="float" office:value="41789.6666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number-columns-repeated="965"/>
        </table:table-row>
        <table:table-row table:style-name="ro3">
          <table:table-cell/>
          <table:table-cell office:value-type="float" office:value="1.2">
            <text:p>1.2</text:p>
          </table:table-cell>
          <table:table-cell office:value-type="string">
            <text:p>システム提案書作成</text:p>
          </table:table-cell>
          <table:table-cell office:value-type="string">
            <text:p>清水駿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34])+[.F34]" office:value-type="float" office:value="41789.6736111111">
            <text:p>.</text:p>
          </table:table-cell>
          <table:table-cell table:formula="of:=ROUND([.$E34])+[.G34]" office:value-type="float" office:value="41789.7291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45M00S">
            <text:p>17:45</text:p>
          </table:table-cell>
          <table:table-cell office:value-type="float" office:value="10">
            <text:p>10</text:p>
          </table:table-cell>
          <table:table-cell table:formula="of:=ROUND([.$E35])+[.F35]" office:value-type="float" office:value="41789.6736111111">
            <text:p>.</text:p>
          </table:table-cell>
          <table:table-cell table:formula="of:=ROUND([.$E35])+[.G35]" office:value-type="float" office:value="41789.739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4">
            <text:p>1.4</text:p>
          </table:table-cell>
          <table:table-cell office:value-type="string">
            <text:p>ユースケース図</text:p>
          </table:table-cell>
          <table:table-cell table:style-name="ce15"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09M00S">
            <text:p>17:09</text:p>
          </table:table-cell>
          <table:table-cell office:value-type="float" office:value="100">
            <text:p>100</text:p>
          </table:table-cell>
          <table:table-cell table:formula="of:=ROUND([.$E36])+[.F36]" office:value-type="float" office:value="41789.6805555556">
            <text:p>.</text:p>
          </table:table-cell>
          <table:table-cell table:formula="of:=ROUND([.$E36])+[.G36]" office:value-type="float" office:value="41789.714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5">
            <text:p>1.5</text:p>
          </table:table-cell>
          <table:table-cell office:value-type="string">
            <text:p>ユースケース記述</text:p>
          </table:table-cell>
          <table:table-cell table:style-name="ce15" office:value-type="string">
            <text:p>上前、津崎</text:p>
          </table:table-cell>
          <table:table-cell table:style-name="ce18" office:value-type="date" office:date-value="2014-05-30">
            <text:p>5月30日</text:p>
          </table:table-cell>
          <table:table-cell office:value-type="time" office:time-value="PT17H12M00S">
            <text:p>17:1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37])+[.F37]" office:value-type="float" office:value="41789.7166666667">
            <text:p>.</text:p>
          </table:table-cell>
          <table:table-cell table:formula="of:=ROUND([.$E37])+[.G37]" office:value-type="float" office:value="41789.7395833333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1.6">
            <text:p>1.6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38])+[.F38]" office:value-type="float" office:value="41789.7083333333">
            <text:p>.</text:p>
          </table:table-cell>
          <table:table-cell table:formula="of:=ROUND([.$E38])+[.G38]" office:value-type="float" office:value="41789.7361111111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30M00S">
            <text:p>16:3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39])+[.F39]" office:value-type="float" office:value="41796.6875">
            <text:p>.</text:p>
          </table:table-cell>
          <table:table-cell table:formula="of:=ROUND([.$E39])+[.G39]" office:value-type="float" office:value="41796.7291666667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2">
            <text:p>2.2</text:p>
          </table:table-cell>
          <table:table-cell office:value-type="string">
            <text:p>工程振り返りシート</text:p>
          </table:table-cell>
          <table:table-cell office:value-type="string">
            <text:p>内藤</text:p>
          </table:table-cell>
          <table:table-cell office:value-type="date" office:date-value="2014-06-06">
            <text:p>6月6日</text:p>
          </table:table-cell>
          <table:table-cell office:value-type="time" office:time-value="PT17H50M00S">
            <text:p>17:5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40])+[.F40]" office:value-type="float" office:value="41796.7430555556">
            <text:p>.</text:p>
          </table:table-cell>
          <table:table-cell table:formula="of:=ROUND([.$E40])+[.G40]" office:value-type="float" office:value="41796.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3">
            <text:p>2.3</text:p>
          </table:table-cell>
          <table:table-cell office:value-type="string">
            <text:p>外部設計書レビュー</text:p>
          </table:table-cell>
          <table:table-cell office:value-type="string">
            <text:p>全員</text:p>
          </table:table-cell>
          <table:table-cell office:value-type="date" office:date-value="2014-06-06">
            <text:p>6月6日</text:p>
          </table:table-cell>
          <table:table-cell office:value-type="time" office:time-value="PT17H25M00S">
            <text:p>17:25</text:p>
          </table:table-cell>
          <table:table-cell office:value-type="time" office:time-value="PT17H55M00S">
            <text:p>17:55</text:p>
          </table:table-cell>
          <table:table-cell office:value-type="float" office:value="100">
            <text:p>100</text:p>
          </table:table-cell>
          <table:table-cell table:formula="of:=ROUND([.$E41])+[.F41]" office:value-type="float" office:value="41796.7256944444">
            <text:p>.</text:p>
          </table:table-cell>
          <table:table-cell table:formula="of:=ROUND([.$E41])+[.G41]" office:value-type="float" office:value="41796.7465277778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4">
            <text:p>2.4</text:p>
          </table:table-cell>
          <table:table-cell office:value-type="string">
            <text:p>外部設計書</text:p>
          </table:table-cell>
          <table:table-cell office:value-type="string">
            <text:p>津崎、内藤</text:p>
          </table:table-cell>
          <table:table-cell office:value-type="date" office:date-value="2014-06-06">
            <text:p>6月6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42])+[.F42]" office:value-type="float" office:value="41796.6458333333">
            <text:p>.</text:p>
          </table:table-cell>
          <table:table-cell table:formula="of:=ROUND([.$E42])+[.G42]" office:value-type="float" office:value="41796.68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5">
            <text:p>2.5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7H25M00S">
            <text:p>17:25</text:p>
          </table:table-cell>
          <table:table-cell office:value-type="float" office:value="30">
            <text:p>30</text:p>
          </table:table-cell>
          <table:table-cell table:formula="of:=ROUND([.$E43])+[.F43]" office:value-type="float" office:value="41796.6666666667">
            <text:p>.</text:p>
          </table:table-cell>
          <table:table-cell table:formula="of:=ROUND([.$E43])+[.G43]" office:value-type="float" office:value="41796.7256944444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2.6">
            <text:p>2.6</text:p>
          </table:table-cell>
          <table:table-cell office:value-type="string">
            <text:p>システム提案書改善</text:p>
          </table:table-cell>
          <table:table-cell office:value-type="string">
            <text:p>清水駿</text:p>
          </table:table-cell>
          <table:table-cell office:value-type="date" office:date-value="2014-06-06">
            <text:p>6月6日</text:p>
          </table:table-cell>
          <table:table-cell office:value-type="time" office:time-value="PT16H00M00S">
            <text:p>16:0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44])+[.F44]" office:value-type="float" office:value="41796.6666666667">
            <text:p>.</text:p>
          </table:table-cell>
          <table:table-cell table:formula="of:=ROUND([.$E44])+[.G44]" office:value-type="float" office:value="41796.6875">
            <text:p>.</text:p>
          </table:table-cell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27"/>
          <table:table-cell table:style-name="ce38" table:number-columns-repeated="5"/>
          <table:table-cell table:style-name="ce42"/>
          <table:table-cell table:number-columns-repeated="965"/>
        </table:table-row>
        <table:table-row table:style-name="ro3">
          <table:table-cell/>
          <table:table-cell office:value-type="float" office:value="3.1">
            <text:p>3.1</text:p>
          </table:table-cell>
          <table:table-cell office:value-type="string">
            <text:p>シーケンス図作成</text:p>
          </table:table-cell>
          <table:table-cell office:value-type="string">
            <text:p>上前、津崎、清水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45])+[.F45]" office:value-type="float" office:value="41803.6458333333">
            <text:p>.</text:p>
          </table:table-cell>
          <table:table-cell table:formula="of:=ROUND([.$E45])+[.G45]" office:value-type="float" office:value="41803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2">
            <text:p>3.2</text:p>
          </table:table-cell>
          <table:table-cell office:value-type="string">
            <text:p>クラス図の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5H30M00S">
            <text:p>15:30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formula="of:=ROUND([.$E46])+[.F46]" office:value-type="float" office:value="41803.6458333333">
            <text:p>.</text:p>
          </table:table-cell>
          <table:table-cell table:formula="of:=ROUND([.$E46])+[.G46]" office:value-type="float" office:value="41803.6875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3">
            <text:p>3.3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office:value-type="date" office:date-value="2014-06-13">
            <text:p>6月13日</text:p>
          </table:table-cell>
          <table:table-cell office:value-type="time" office:time-value="PT16H00M00S">
            <text:p>16:00</text:p>
          </table:table-cell>
          <table:table-cell office:value-type="time" office:time-value="PT17H45M00S">
            <text:p>17:45</text:p>
          </table:table-cell>
          <table:table-cell office:value-type="float" office:value="80">
            <text:p>80</text:p>
          </table:table-cell>
          <table:table-cell table:formula="of:=ROUND([.$E47])+[.F47]" office:value-type="float" office:value="41803.6666666667">
            <text:p>.</text:p>
          </table:table-cell>
          <table:table-cell table:formula="of:=ROUND([.$E47])+[.G47]" office:value-type="float" office:value="41803.7395833333">
            <text:p>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.4">
            <text:p>3.4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13">
            <text:p>6月13日</text:p>
          </table:table-cell>
          <table:table-cell office:value-type="time" office:time-value="PT17H40M00S">
            <text:p>17:4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48])+[.F48]" office:value-type="float" office:value="41803.7361111111">
            <text:p>.</text:p>
          </table:table-cell>
          <table:table-cell table:formula="of:=ROUND([.$E48])+[.G48]" office:value-type="float" office:value="41803.756944444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formula="of:=ROUND([.$E49])+[.F49]" office:value-type="float" office:value="41810.6458333333">
            <text:p>.</text:p>
          </table:table-cell>
          <table:table-cell table:formula="of:=ROUND([.$E49])+[.G49]" office:value-type="float" office:value="41810.6527777778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office:value-type="date" office:date-value="2014-06-20">
            <text:p>6月20日</text:p>
          </table:table-cell>
          <table:table-cell office:value-type="time" office:time-value="PT15H40M00S">
            <text:p>15:40</text:p>
          </table:table-cell>
          <table:table-cell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formula="of:=ROUND([.$E50])+[.F50]" office:value-type="float" office:value="41810.6527777778">
            <text:p>.</text:p>
          </table:table-cell>
          <table:table-cell table:formula="of:=ROUND([.$E50])+[.G50]" office:value-type="float" office:value="41810.6805555556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office:value-type="date" office:date-value="2014-06-20">
            <text:p>6月20日</text:p>
          </table:table-cell>
          <table:table-cell office:value-type="time" office:time-value="PT16H45M00S">
            <text:p>16:45</text:p>
          </table:table-cell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formula="of:=ROUND([.$E51])+[.F51]" office:value-type="float" office:value="41810.6979166667">
            <text:p>.</text:p>
          </table:table-cell>
          <table:table-cell table:formula="of:=ROUND([.$E51])+[.G51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4">
            <text:p>4.4</text:p>
          </table:table-cell>
          <table:table-cell office:value-type="string">
            <text:p>プログラム</text:p>
          </table:table-cell>
          <table:table-cell office:value-type="string">
            <text:p>上前、三輪</text:p>
          </table:table-cell>
          <table:table-cell office:value-type="date" office:date-value="2014-06-20">
            <text:p>6月20日</text:p>
          </table:table-cell>
          <table:table-cell office:value-type="time" office:time-value="PT17H00M00S">
            <text:p>17:00</text:p>
          </table:table-cell>
          <table:table-cell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formula="of:=ROUND([.$E52])+[.F52]" office:value-type="float" office:value="41810.7083333333">
            <text:p>.</text:p>
          </table:table-cell>
          <table:table-cell table:formula="of:=ROUND([.$E52])+[.G52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5">
            <text:p>4.5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office:value-type="date" office:date-value="2014-06-20">
            <text:p>6月20日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formula="of:=ROUND([.$E53])+[.F53]" office:value-type="float" office:value="41810.7291666667">
            <text:p>.</text:p>
          </table:table-cell>
          <table:table-cell table:formula="of:=ROUND([.$E53])+[.G53]" office:value-type="float" office:value="41810.75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4.6">
            <text:p>4.6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office:value-type="date" office:date-value="2014-06-20">
            <text:p>6月20日</text:p>
          </table:table-cell>
          <table:table-cell office:value-type="time" office:time-value="PT18H00M00S">
            <text:p>18:00</text:p>
          </table:table-cell>
          <table:table-cell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formula="of:=ROUND([.$E54])+[.F54]" office:value-type="float" office:value="41810.75">
            <text:p>.</text:p>
          </table:table-cell>
          <table:table-cell table:formula="of:=ROUND([.$E54])+[.G54]" office:value-type="float" office:value="41810.7569444445">
            <text:p>.</text:p>
          </table:table-cell>
          <table:table-cell table:number-columns-repeated="1014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2014/06/20</text:date>, <text:time>18:1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4H25M19S</meta:editing-duration>
    <meta:editing-cycles>13</meta:editing-cycles>
    <meta:generator>OpenOffice/4.1.0$Unix OpenOffice.org_project/410m18$Build-9764</meta:generator>
    <dc:date>2014-06-20T18:11:10</dc:date>
    <dc:creator>清水 駿　</dc:creator>
    <meta:document-statistic meta:table-count="5" meta:cell-count="461" meta:object-count="0"/>
  </office:meta>
</office:document-meta>
</file>